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404" officeooo:paragraph-rsid="000ac4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 Aragón Aragó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08:50:40.736928328</meta:creation-date>
    <dc:date>2025-09-26T08:51:29.308325548</dc:date>
    <meta:editing-duration>PT49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7.3.7.2$Linux_X86_64 LibreOffice_project/30$Build-2</meta:generator>
  </office:meta>
</office:document-meta>
</file>